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shadow="hidden" draw:shadow-offset-x="0.305cm" draw:shadow-offset-y="0.30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draw:shadow="hidden" draw:shadow-offset-x="0.305cm" draw:shadow-offset-y="0.30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9" draw:layer="layout" svg:width="3.81cm" svg:height="2.54cm" svg:x="7.62cm" svg:y="3.54cm">
          <text:p text:style-name="P1"><text:span text:style-name="T1">UserDict</text:span></text:p>
        </draw:rect>
        <draw:rect draw:style-name="gr1" draw:text-style-name="P4" draw:id="id5" draw:layer="layout" svg:width="3.84cm" svg:height="2.54cm" svg:x="0.97cm" svg:y="11.16cm">
          <text:p text:style-name="P2"><text:span text:style-name="T1">SyslogHash</text:span></text:p>
          <text:p text:style-name="P3"><text:span text:style-name="T2">- fill</text:span></text:p>
        </draw:rect>
        <draw:rect draw:style-name="gr1" draw:text-style-name="P4" draw:id="id7" draw:layer="layout" svg:width="3.81cm" svg:height="2.54cm" svg:x="9.86cm" svg:y="11.16cm">
          <text:p text:style-name="P4"><text:span text:style-name="T1">RawHash</text:span></text:p>
          <text:p text:style-name="P5"><text:span text:style-name="T2">- fill</text:span></text:p>
        </draw:rect>
        <draw:rect draw:style-name="gr1" draw:text-style-name="P1" draw:layer="layout" svg:width="3.81cm" svg:height="2.54cm" svg:x="5.45cm" svg:y="11.16cm">
          <text:p text:style-name="P1"><text:span text:style-name="T1">ApacheHash</text:span></text:p>
          <text:p text:style-name="P6"><text:span text:style-name="T3">- fill</text:span></text:p>
        </draw:rect>
        <draw:rect draw:style-name="gr1" draw:text-style-name="P4" draw:id="id2" draw:layer="layout" svg:width="3.81cm" svg:height="2.54cm" svg:x="16.88cm" svg:y="15.605cm">
          <text:p text:style-name="P4"><text:span text:style-name="T1">LogEntry</text:span></text:p>
          <text:p text:style-name="P5"><text:span text:style-name="T2">- display</text:span></text:p>
        </draw:rect>
        <draw:custom-shape draw:style-name="gr2" draw:text-style-name="P2" draw:id="id1" draw:layer="layout" svg:width="1.27cm" svg:height="0.635cm" draw:transform="rotate (1.5707963267946) translate (18.485cm 11.16cm)">
          <text:p/>
          <draw:enhanced-geometry svg:viewBox="0 0 21600 21600" draw:glue-points="10800 0 0 10800 10800 21600 21600 10800" draw:text-areas="5400 5400 16200 16200" draw:mirror-vertical="true" draw:mirror-horizontal="false" draw:type="diamond" draw:enhanced-path="M 10800 0 L 21600 10800 10800 21600 0 10800 10800 0 Z N"/>
        </draw:custom-shape>
        <draw:connector draw:style-name="gr3" draw:text-style-name="P2" draw:layer="layout" draw:type="line" svg:x1="18.802cm" svg:y1="11.16cm" svg:x2="18.785cm" svg:y2="15.605cm" draw:start-shape="id1" draw:start-glue-point="6" draw:end-shape="id2" draw:end-glue-point="0" svg:d="m18802 11160-17 4445">
          <text:p/>
        </draw:connector>
        <draw:rect draw:style-name="gr1" draw:text-style-name="P4" draw:id="id8" draw:layer="layout" svg:width="3.81cm" svg:height="2.54cm" svg:x="14.34cm" svg:y="11.16cm">
          <text:p text:style-name="P4"><text:span text:style-name="T1">WordHash</text:span></text:p>
          <text:p text:style-name="P5"><text:span text:style-name="T2">- init</text:span></text:p>
          <text:p text:style-name="P5"><text:span text:style-name="T2">- increment</text:span></text:p>
          <text:p text:style-name="P5"><text:span text:style-name="T2">- display</text:span></text:p>
        </draw:rect>
        <draw:rect draw:style-name="gr1" draw:text-style-name="P4" draw:id="id14" draw:layer="layout" svg:width="3.81cm" svg:height="2.54cm" svg:x="0.97cm" svg:y="7.35cm">
          <text:p text:style-name="P4"><text:span text:style-name="T1">Filter</text:span></text:p>
          <text:p text:style-name="P5"><text:span text:style-name="T2">- init</text:span></text:p>
          <text:p text:style-name="P5"><text:span text:style-name="T2">- scrub</text:span></text:p>
          <text:p text:style-name="P5"><text:span text:style-name="T2">- bleach</text:span></text:p>
        </draw:rect>
        <draw:rect draw:style-name="gr1" draw:text-style-name="P4" draw:id="id13" draw:layer="layout" svg:width="3.81cm" svg:height="2.54cm" svg:x="16.88cm" svg:y="19.415cm">
          <text:p text:style-name="P4"><text:span text:style-name="T1">ApacheEntry</text:span></text:p>
          <text:p text:style-name="P5"><text:span text:style-name="T2">- init</text:span></text:p>
          <text:p text:style-name="P5"><text:span text:style-name="T2">- is_type</text:span></text:p>
        </draw:rect>
        <draw:rect draw:style-name="gr1" draw:text-style-name="P4" draw:id="id11" draw:layer="layout" svg:width="3.81cm" svg:height="2.54cm" svg:x="11.8cm" svg:y="19.415cm">
          <text:p text:style-name="P4"><text:span text:style-name="T1">SyslogEntry</text:span></text:p>
          <text:p text:style-name="P5"><text:span text:style-name="T2">- init</text:span></text:p>
          <text:p text:style-name="P5"><text:span text:style-name="T2">- is_type</text:span></text:p>
        </draw:rect>
        <draw:rect draw:style-name="gr1" draw:text-style-name="P4" draw:id="id12" draw:layer="layout" svg:width="3.81cm" svg:height="2.54cm" svg:x="21.96cm" svg:y="19.415cm">
          <text:p text:style-name="P4"><text:span text:style-name="T1">RawEntry</text:span></text:p>
          <text:p text:style-name="P5"><text:span text:style-name="T2">- init</text:span></text:p>
          <text:p text:style-name="P5"><text:span text:style-name="T2">- is_type</text:span></text:p>
        </draw:rect>
        <draw:rect draw:style-name="gr1" draw:text-style-name="P4" draw:id="id4" draw:layer="layout" svg:width="3.81cm" svg:height="2.54cm" svg:x="16.915cm" svg:y="7.35cm">
          <text:p text:style-name="P4"><text:span text:style-name="T1">Log</text:span></text:p>
          <text:p text:style-name="P5"><text:span text:style-name="T2">- init</text:span></text:p>
          <text:p text:style-name="P5"><text:span text:style-name="T2">- contains</text:span></text:p>
        </draw:rect>
        <draw:rect draw:style-name="gr1" draw:text-style-name="P4" draw:id="id10" draw:layer="layout" svg:width="3.81cm" svg:height="2.54cm" svg:x="16.915cm" svg:y="3.54cm">
          <text:p text:style-name="P5"><text:span text:style-name="T1">UserList</text:span></text:p>
        </draw:rect>
        <draw:custom-shape draw:style-name="gr4" draw:text-style-name="P2" draw:id="id3" draw:layer="layout" svg:width="1.27cm" svg:height="0.635cm" svg:x="11.488cm" svg:y="8.299cm">
          <text:p text:style-name="P2"/>
          <draw:enhanced-geometry svg:viewBox="0 0 21600 21600" draw:glue-points="10800 0 0 10800 10800 21600 21600 10800" draw:text-areas="5400 5400 16200 16200" draw:mirror-vertical="true" draw:mirror-horizontal="false" draw:type="diamond" draw:enhanced-path="M 10800 0 L 21600 10800 10800 21600 0 10800 10800 0 Z N"/>
        </draw:custom-shape>
        <draw:connector draw:style-name="gr1" draw:text-style-name="P4" draw:layer="layout" draw:type="line" svg:x1="12.758cm" svg:y1="8.617cm" svg:x2="16.915cm" svg:y2="8.62cm" draw:start-shape="id3" draw:start-glue-point="7" draw:end-shape="id4" svg:d="m12758 8617 4157 3">
          <text:p text:style-name="P2"><text:span text:style-name="T2"/></text:p>
          <text:p text:style-name="P2"><text:span text:style-name="T2">Consumed</text:span></text:p>
        </draw:connector>
        <draw:connector draw:style-name="gr5" draw:text-style-name="P2" draw:layer="layout" draw:type="line" svg:x1="2.89cm" svg:y1="11.16cm" svg:x2="9.555cm" svg:y2="9.89cm" draw:start-shape="id5" draw:start-glue-point="0" draw:end-shape="id6" draw:end-glue-point="2" svg:d="m2890 11160 6665-1270">
          <text:p/>
        </draw:connector>
        <draw:connector draw:style-name="gr5" draw:text-style-name="P2" draw:layer="layout" draw:type="line" svg:x1="7.582cm" svg:y1="11.122cm" svg:x2="9.555cm" svg:y2="9.89cm" draw:end-shape="id6" draw:end-glue-point="2" svg:d="m7582 11122 1973-1232">
          <text:p/>
        </draw:connector>
        <draw:connector draw:style-name="gr5" draw:text-style-name="P2" draw:layer="layout" draw:type="line" svg:x1="11.765cm" svg:y1="11.16cm" svg:x2="9.555cm" svg:y2="9.89cm" draw:start-shape="id7" draw:start-glue-point="0" draw:end-shape="id6" draw:end-glue-point="2" svg:d="m11765 11160-2210-1270">
          <text:p/>
        </draw:connector>
        <draw:connector draw:style-name="gr5" draw:text-style-name="P2" draw:layer="layout" draw:type="line" svg:x1="16.245cm" svg:y1="11.16cm" svg:x2="9.555cm" svg:y2="9.89cm" draw:start-shape="id8" draw:start-glue-point="0" draw:end-shape="id6" draw:end-glue-point="2" svg:d="m16245 11160-6690-1270">
          <text:p/>
        </draw:connector>
        <draw:connector draw:style-name="gr5" draw:text-style-name="P2" draw:layer="layout" draw:type="line" svg:x1="9.555cm" svg:y1="7.35cm" svg:x2="9.525cm" svg:y2="6.08cm" draw:start-shape="id6" draw:start-glue-point="0" draw:end-shape="id9" draw:end-glue-point="2" svg:d="m9555 7350-30-1270">
          <text:p/>
        </draw:connector>
        <draw:connector draw:style-name="gr5" draw:text-style-name="P2" draw:layer="layout" draw:type="line" svg:x1="18.82cm" svg:y1="7.35cm" svg:x2="18.82cm" svg:y2="6.08cm" draw:start-shape="id4" draw:start-glue-point="0" draw:end-shape="id10" draw:end-glue-point="2" svg:d="m18820 7350v-1270">
          <text:p/>
        </draw:connector>
        <draw:connector draw:style-name="gr5" draw:text-style-name="P2" draw:layer="layout" draw:type="line" svg:x1="13.705cm" svg:y1="19.415cm" svg:x2="18.785cm" svg:y2="18.145cm" draw:start-shape="id11" draw:start-glue-point="0" draw:end-shape="id2" draw:end-glue-point="2" svg:d="m13705 19415 5080-1270">
          <text:p/>
        </draw:connector>
        <draw:connector draw:style-name="gr5" draw:text-style-name="P2" draw:layer="layout" draw:type="line" svg:x1="23.865cm" svg:y1="19.415cm" svg:x2="18.785cm" svg:y2="18.145cm" draw:start-shape="id12" draw:start-glue-point="0" draw:end-shape="id2" draw:end-glue-point="2" svg:d="m23865 19415-5080-1270">
          <text:p/>
        </draw:connector>
        <draw:connector draw:style-name="gr5" draw:text-style-name="P2" draw:layer="layout" draw:type="line" svg:x1="18.785cm" svg:y1="19.415cm" svg:x2="18.785cm" svg:y2="18.145cm" draw:start-shape="id13" draw:start-glue-point="0" draw:end-shape="id2" draw:end-glue-point="2" svg:d="m18785 19415v-1270">
          <text:p/>
        </draw:connector>
        <draw:custom-shape draw:style-name="gr4" draw:text-style-name="P2" draw:id="id15" draw:layer="layout" svg:width="1.27cm" svg:height="0.635cm" svg:x="6.345cm" svg:y="8.314cm">
          <text:p/>
          <draw:enhanced-geometry svg:viewBox="0 0 21600 21600" draw:glue-points="10800 0 0 10800 10800 21600 21600 10800" draw:text-areas="5400 5400 16200 16200" draw:mirror-vertical="true" draw:mirror-horizontal="false" draw:type="diamond" draw:enhanced-path="M 10800 0 L 21600 10800 10800 21600 0 10800 10800 0 Z N"/>
        </draw:custom-shape>
        <draw:connector draw:style-name="gr3" draw:text-style-name="P2" draw:layer="layout" draw:type="line" svg:x1="4.78cm" svg:y1="8.62cm" svg:x2="6.345cm" svg:y2="8.632cm" draw:start-shape="id14" draw:start-glue-point="1" draw:end-shape="id15" draw:end-glue-point="5" svg:d="m4780 8620 1565 12">
          <text:p/>
        </draw:connector>
        <draw:connector draw:style-name="gr1" draw:text-style-name="P4" draw:layer="layout" draw:type="line" svg:x1="20.725cm" svg:y1="8.62cm" svg:x2="25.07cm" svg:y2="8.637cm" draw:start-shape="id4" draw:start-glue-point="1" draw:end-shape="id16" draw:end-glue-point="5" svg:d="m20725 8620 4345 17">
          <text:p text:style-name="P2"><text:span text:style-name="T2"/></text:p>
          <text:p text:style-name="P2"><text:span text:style-name="T2">Consumed</text:span></text:p>
        </draw:connector>
        <draw:custom-shape draw:style-name="gr4" draw:text-style-name="P2" draw:id="id16" draw:layer="layout" svg:width="1.27cm" svg:height="0.635cm" svg:x="25.07cm" svg:y="8.319cm">
          <text:p/>
          <draw:enhanced-geometry svg:viewBox="0 0 21600 21600" draw:glue-points="10800 0 0 10800 10800 21600 21600 10800" draw:text-areas="5400 5400 16200 16200" draw:mirror-vertical="true" draw:mirror-horizontal="false" draw:type="diamond" draw:enhanced-path="M 10800 0 L 21600 10800 10800 21600 0 10800 10800 0 Z N"/>
        </draw:custom-shape>
        <draw:rect draw:style-name="gr1" draw:text-style-name="P4" draw:id="id6" draw:layer="layout" svg:width="3.81cm" svg:height="2.54cm" svg:x="7.65cm" svg:y="7.35cm">
          <text:p text:style-name="P4"><text:span text:style-name="T1">SuperHash</text:span></text:p>
          <text:p text:style-name="P5"><text:span text:style-name="T2">- init</text:span><text:span text:style-name="T2"><text:tab/></text:span><text:span text:style-name="T2">- increment</text:span></text:p>
          <text:p text:style-name="P5"><text:span text:style-name="T2">- fill</text:span><text:span text:style-name="T2"><text:tab/></text:span><text:span text:style-name="T2">- fingerprint</text:span></text:p>
          <text:p text:style-name="P5"><text:span text:style-name="T2">- type <text:s text:c="3"/>- display</text:span></text:p>
        </draw:rect>
        <draw:rect draw:style-name="gr1" draw:text-style-name="P4" draw:id="id17" draw:layer="layout" svg:width="3.81cm" svg:height="2.54cm" svg:x="26.4cm" svg:y="7.35cm">
          <text:p text:style-name="P4"><text:span text:style-name="T1">GraphHash</text:span></text:p>
          <text:p text:style-name="P5"><text:span text:style-name="T2">- init</text:span></text:p>
          <text:p text:style-name="P5"><text:span text:style-name="T2">- increment</text:span></text:p>
          <text:p text:style-name="P5"><text:span text:style-name="T2">- zero</text:span></text:p>
          <text:p text:style-name="P5"><text:span text:style-name="T2">- display</text:span></text:p>
        </draw:rect>
        <draw:rect draw:style-name="gr1" draw:text-style-name="P1" draw:id="id18" draw:layer="layout" svg:width="3.81cm" svg:height="2.54cm" svg:x="26.395cm" svg:y="3.54cm">
          <text:p text:style-name="P1"><text:span text:style-name="T1">UserDict</text:span></text:p>
        </draw:rect>
        <draw:connector draw:style-name="gr5" draw:text-style-name="P2" draw:layer="layout" draw:type="line" svg:x1="28.305cm" svg:y1="7.35cm" svg:x2="28.3cm" svg:y2="6.08cm" draw:start-shape="id17" draw:start-glue-point="0" draw:end-shape="id18" draw:end-glue-point="2" svg:d="m28305 7350-5-1270">
          <text:p/>
        </draw:connector>
        <draw:rect draw:style-name="gr1" draw:text-style-name="P4" draw:id="id21" draw:layer="layout" svg:width="3.81cm" svg:height="2.54cm" svg:x="28.305cm" svg:y="11.16cm">
          <text:p text:style-name="P4"><text:span text:style-name="T1">HoursGraph</text:span></text:p>
          <text:p text:style-name="P5"><text:span text:style-name="T2">- init</text:span></text:p>
        </draw:rect>
        <draw:rect draw:style-name="gr1" draw:text-style-name="P4" draw:id="id20" draw:layer="layout" svg:width="3.81cm" svg:height="2.54cm" svg:x="23.86cm" svg:y="11.16cm">
          <text:p text:style-name="P4"><text:span text:style-name="T1">MinutesGraph</text:span></text:p>
          <text:p text:style-name="P5"><text:span text:style-name="T2">- init</text:span></text:p>
        </draw:rect>
        <draw:rect draw:style-name="gr1" draw:text-style-name="P4" draw:id="id19" draw:layer="layout" svg:width="3.81cm" svg:height="2.54cm" svg:x="19.415cm" svg:y="11.16cm">
          <text:p text:style-name="P4"><text:span text:style-name="T1">SecondsGraph</text:span></text:p>
          <text:p text:style-name="P5"><text:span text:style-name="T2">- init</text:span></text:p>
        </draw:rect>
        <draw:connector draw:style-name="gr5" draw:text-style-name="P2" draw:layer="layout" draw:type="line" svg:x1="21.32cm" svg:y1="11.16cm" svg:x2="28.305cm" svg:y2="9.89cm" draw:start-shape="id19" draw:start-glue-point="0" draw:end-shape="id17" draw:end-glue-point="2" svg:d="m21320 11160 6985-1270">
          <text:p/>
        </draw:connector>
        <draw:connector draw:style-name="gr5" draw:text-style-name="P2" draw:layer="layout" draw:type="line" svg:x1="25.765cm" svg:y1="11.16cm" svg:x2="28.305cm" svg:y2="9.89cm" draw:start-shape="id20" draw:start-glue-point="0" draw:end-shape="id17" draw:end-glue-point="2" svg:d="m25765 11160 2540-1270">
          <text:p/>
        </draw:connector>
        <draw:connector draw:style-name="gr5" draw:text-style-name="P2" draw:layer="layout" draw:type="line" svg:x1="30.21cm" svg:y1="11.16cm" svg:x2="28.305cm" svg:y2="9.89cm" draw:start-shape="id21" draw:start-glue-point="0" draw:end-shape="id17" draw:end-glue-point="2" svg:d="m30210 11160-1905-1270">
          <text:p/>
        </draw:connector>
        <draw:rect draw:style-name="gr1" draw:text-style-name="P4" draw:id="id22" draw:layer="layout" svg:width="3.81cm" svg:height="2.54cm" svg:x="32.75cm" svg:y="11.16cm">
          <text:p text:style-name="P4"><text:span text:style-name="T1">HoursGraph</text:span></text:p>
          <text:p text:style-name="P5"><text:span text:style-name="T2">- init</text:span></text:p>
        </draw:rect>
        <draw:connector draw:style-name="gr5" draw:text-style-name="P2" draw:layer="layout" draw:type="line" svg:x1="34.655cm" svg:y1="11.16cm" svg:x2="28.305cm" svg:y2="9.89cm" draw:start-shape="id22" draw:start-glue-point="0" draw:end-shape="id17" draw:end-glue-point="2" svg:d="m34655 11160-6350-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5T08:17:52</meta:creation-date>
    <dc:date>2009-08-05T14:32:04</dc:date>
    <meta:editing-duration>PT05H46M25S</meta:editing-duration>
    <meta:editing-cycles>18</meta:editing-cycles>
    <meta:generator>OpenOffice.org/3.1$Linux OpenOffice.org_project/310m11$Build-9399</meta:generator>
    <meta:print-date>2009-08-05T10:52:55</meta:print-date>
    <meta:document-statistic meta:object-count="41"/>
  </office:meta>
</office:document-meta>
</file>